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servationDispatcher.removeConsumer( EventConsumer 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servationDispatcher.dispatchEvents( EventStateCollection ev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bservationDispatcher.addConsumer( EventConsumer 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servationDispatcher.getAsynchronousConsum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servationDispatcher.getSynchronousConsum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servationDispatcher.ObservationDisp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servationDispatcher.prepareDeleted( EventStateCollection events , ChangeLog chan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servationDispatcher.prepareEvents( EventStateCollection ev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servationDispatch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servationDispatche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